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ValueMethodArgumentResolver.CookieValue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NamedValueInfo.CookieValueNamedValueInfo( CookieValu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MethodArgumentResolver.resolveNamedValue( String name , MethodParameter parameter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Valu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kieValue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Valu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